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ladea-Regular" fo:font-size="12pt" fo:background-color="#ed1c24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4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7">En aquest projecte vas a adaptar a PHP la plantilla basada en bootstrap que hages triat. Cal</text:p>
      <text:p text:style-name="P7">destacar que el projecte estarà dividit en dues parts:</text:p>
      <text:p text:style-name="P2"><text:span text:style-name="T1">1. Una part de </text:span><text:span text:style-name="T4">back-office </text:span><text:span text:style-name="T1">a la qual s'accedirà una vegada que hàgem fet login.</text:span></text:p>
      <text:p text:style-name="P2"><text:span text:style-name="T1">2. Una part de </text:span><text:span text:style-name="T4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10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11">2. Menú principal:</text:p>
      <text:p text:style-name="P7">El menú principal variarà segons el tipus de l'usuari que accedisca. A continuació s’indicaran</text:p>
      <text:p text:style-name="P7">els elements que contindrà el menú principal en cada cas.</text:p>
      <text:p text:style-name="P7">1. Menú principal abans d'iniciar sessió</text:p>
      <text:list xml:id="list2287455994" text:style-name="L1">
        <text:list-item>
          <text:p text:style-name="P15">a) Un enllaç que porte a la pàgina principal del lloc.</text:p>
        </text:list-item>
        <text:list-item>
          <text:p text:style-name="P15">b) Un enllaç per a iniciar sessió.</text:p>
        </text:list-item>
        <text:list-item>
          <text:p text:style-name="P15">c) Un enllaç per a registrar-se</text:p>
        </text:list-item>
        <text:list-item>
          <text:p text:style-name="P15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3893656379" text:style-name="L2">
        <text:list-item>
          <text:p text:style-name="P16">a) Un enllaç que porte a la pàgina principal del lloc.</text:p>
        </text:list-item>
        <text:list-item>
          <text:p text:style-name="P16">d) Un enllaç a la pàgina de perfil de l'usuari (El meu perfil)</text:p>
        </text:list-item>
        <text:list-item>
          <text:p text:style-name="P16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7">b) Un enllaç que porte a una pàgina de gestió d'usuaris</text:p>
      <text:p text:style-name="P5"/>
      <text:p text:style-name="P11">3. Front-Office</text:p>
      <text:p text:style-name="P13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7"/>
      <text:p text:style-name="P13">c) Pàgina principal</text:p>
      <text:p text:style-name="P7">En la pàgina principal mostrarem els elements que vagen creant els usuaris (articles, cursos,</text:p>
      <text:p text:style-name="P7">entrades de blog, etc.) ordenats per data (es veuran primer els que estiguen més propers en el</text:p>
      <text:p text:style-name="P7"><text:soft-page-break/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7">2. Si hi ha un usuari logueado, els elements que li pertanguen tindran una opció per a</text:p>
      <text:p text:style-name="P7">entrar a editar-los.</text:p>
      <text:p text:style-name="P7">3. Els elements han d'estar paginats per a evitar que aparega un scroll vertical massa</text:p>
      <text:p text:style-name="P7">gran.</text:p>
      <text:p text:style-name="P7">4. Hem de tenir la possibilitat de filtrar els elements de la següent forma:</text:p>
      <text:p text:style-name="P7"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3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2"><text:span text:style-name="T7">• </text:span><text:span text:style-name="T1">Usuari que ha publicat l'element. Si premem sobre l'usuari ens anirem a la pàgina</text:span></text:p>
      <text:p text:style-name="P7">principal, però només apareixeran els elements de dita usuària.</text:p>
      <text:p text:style-name="P5"/>
      <text:p text:style-name="P9">4. BACK-OFFICE</text:p>
      <text:p text:style-name="P12">a) Pàgina gestió elements</text:p>
      <text:p text:style-name="P7">Aquesta pàgina contindrà una taula en la qual es podran consultar les dades dels elements que</text:p>
      <text:p text:style-name="P7">ha creat l'usuari. La taula es podrà filtrar per categoria, títol i data de publicació (es podrà</text:p>
      <text:p text:style-name="P7">filtrar entre dues dates).</text:p>
      <text:p text:style-name="P7">Cada element podrem visualitzar-ho, editar-ho, o eliminar-ho. També tindrem una opció per a</text:p>
      <text:p text:style-name="P7">accedir a la pàgina de crear esdeveniment.</text:p>
      <text:p text:style-name="P8">En eliminar un element primer comprovarem si té dades associades, per exemple si és un</text:p>
      <text:p text:style-name="P8">article, comprovarem que no s'haja realitzat cap venda.</text:p>
      <text:p text:style-name="P7">En cas que s'haja realitzat alguna venda, en lloc d'eliminar-se, es marcarà com a dau de baixa i</text:p>
      <text:p text:style-name="P7">deixarà d'aparèixer en la pàgina principal. També tindrem una opció per a tornar a donar</text:p>
      <text:p text:style-name="P7">d'alta un article donat de baixa anteriorment.</text:p>
      <text:p text:style-name="P12">b) Pàgina crear element</text:p>
      <text:p text:style-name="P7"><text:soft-page-break/>Aquesta pàgina contindrà un formulari en el qual es demanaran totes les dades necessàries</text:p>
      <text:p text:style-name="P7">per a crear un nou element.</text:p>
      <text:p text:style-name="P5"/>
      <text:p text:style-name="P13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2"><text:span text:style-name="T7">◦ </text:span><text:span text:style-name="T1">Canviar l'idioma per a l'usuari.</text:span></text:p>
      <text:p text:style-name="P5"/>
      <text:p text:style-name="P11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2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<text:soft-page-break/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20T06:09:46.163229159</dc:date>
    <meta:editing-duration>PT18H26M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108" meta:word-count="1063" meta:character-count="6109" meta:non-whitespace-character-count="5160"/>
  </office:meta>
</office:document-meta>
</file>